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8000000088693320A.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26C00000328A16DA300.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50%" fo:text-align="center" fo:text-indent="0cm"/>
      <style:text-properties fo:font-size="36pt" style:font-size-asian="36pt" style:font-size-complex="36pt"/>
    </style:style>
    <style:style style:name="P10"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style:font-size-asian="36pt" style:font-size-complex="36pt"/>
    </style:style>
    <style:style style:name="P11"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font-size="36pt" style:font-size-asian="36pt" style:font-size-complex="36pt"/>
    </style:style>
    <style:style style:name="P12" style:family="paragraph">
      <style:paragraph-properties fo:margin-left="0cm" fo:margin-right="0cm" fo:margin-top="0.42cm" fo:margin-bottom="0.35cm" fo:line-height="150%" fo:text-align="center" fo:text-indent="0cm"/>
      <style:text-properties fo:font-size="10pt" style:font-size-asian="10pt" style:font-size-complex="10pt"/>
    </style:style>
    <style:style style:name="P13"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font-size="10pt" style:font-size-asian="10pt" style:font-size-complex="10pt"/>
    </style:style>
    <style:style style:name="P14"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bold" fo:background-color="transparent" style:font-name-asian="宋体" style:font-size-asian="28pt" style:font-style-asian="normal" style:font-weight-asian="bold" style:font-size-complex="28pt" style:font-style-complex="normal" style:font-weight-complex="bold">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3.143cm" svg:x="1.996cm" svg:y="7.198cm" presentation:class="title" presentation:user-transformed="true">
          <draw:text-box>
            <text:p text:style-name="P3"><text:span text:style-name="T4">实操</text:span><text:span text:style-name="T4">:</text:span><text:span text:style-name="T4">手动接入</text:span><text:span text:style-name="T4">DeepSeek</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4" draw:text-style-name="P10" draw:layer="layout" svg:width="26.858cm" svg:height="3.598cm" svg:x="3.642cm" svg:y="7.938cm">
          <text:p text:style-name="P9"><text:span text:style-name="T9">👉 获取</text:span><text:span text:style-name="T9">DeepSeek API_Ke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5" draw:text-style-name="P11" draw:layer="layout" svg:width="26.858cm" svg:height="3.598cm" svg:x="3.642cm" svg:y="7.938cm">
          <text:p text:style-name="P9"><text:span text:style-name="T9">👉 DeepSeek</text:span><text:span text:style-name="T9">接入文档</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6" draw:text-style-name="P11" draw:layer="layout" svg:width="26.858cm" svg:height="3.598cm" svg:x="3.642cm" svg:y="7.938cm">
          <text:p text:style-name="P9"><text:span text:style-name="T9">👉 步骤：新建</text:span><text:span text:style-name="T9">WebApi</text:span><text:span text:style-name="T9">项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25"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7" draw:text-style-name="P11" draw:layer="layout" svg:width="26.858cm" svg:height="3.598cm" svg:x="3.642cm" svg:y="7.938cm">
          <text:p text:style-name="P9"><text:span text:style-name="T9">👉 步骤：用</text:span><text:span text:style-name="T9">Cursor</text:span><text:span text:style-name="T9">打开项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13"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6" draw:style-name="gr8" draw:text-style-name="P11" draw:layer="layout" svg:width="26.858cm" svg:height="3.598cm" svg:x="3.964cm" svg:y="6.357cm">
          <text:p text:style-name="P9"><text:span text:style-name="T9">👉 步骤：安装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 draw:style-name="gr9" draw:text-style-name="P11" draw:layer="layout" svg:width="26.858cm" svg:height="3.598cm" svg:x="4.045cm" svg:y="10.832cm">
          <text:p text:style-name="P12"><text:span text:style-name="T10">dotnet add package Swashbuckle.AspNet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17"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10" draw:text-style-name="P11" draw:layer="layout" svg:width="26.858cm" svg:height="3.598cm" svg:x="3.911cm" svg:y="8.125cm">
          <text:p text:style-name="P9"><text:span text:style-name="T9">👉 步骤：接入</text:span><text:span text:style-name="T9">SwaggerUI</text:span><text:span text:style-name="T9">与</text:span><text:span text:style-name="T9">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7"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7" draw:style-name="gr11" draw:text-style-name="P11" draw:layer="layout" svg:width="26.858cm" svg:height="3.598cm" svg:x="3.642cm" svg:y="7.938cm">
          <text:p text:style-name="P9"><text:span text:style-name="T9">👉 步骤：新建</text:span><text:span text:style-name="T9">Input Model</text:span><text:span text:style-name="T9">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9" draw:style-name="gr12" draw:text-style-name="P11" draw:layer="layout" svg:width="26.858cm" svg:height="3.598cm" svg:x="3.642cm" svg:y="7.938cm">
          <text:p text:style-name="P9"><text:span text:style-name="T9">👉 步骤：新建控制器类框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19"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13" draw:text-style-name="P11" draw:layer="layout" svg:width="26.858cm" svg:height="3.598cm" svg:x="3.642cm" svg:y="7.938cm">
          <text:p text:style-name="P9"><text:span text:style-name="T9">👉 步骤：接入</text:span><text:span text:style-name="T9">IHttpClientFa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genda_2c__20_6_20_items_5f_">
        <office:forms form:automatic-focus="false" form:apply-design-mode="false"/>
        <draw:frame draw:name="PlaceHolder 9"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14" draw:text-style-name="P11" draw:layer="layout" svg:width="26.858cm" svg:height="3.598cm" svg:x="3.642cm" svg:y="7.938cm">
          <text:p text:style-name="P12"><text:span text:style-name="T9">👉 步骤：新建</text:span><text:span text:style-name="T9">DelegatingHandl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15" draw:text-style-name="P13" draw:layer="layout" svg:width="26.858cm" svg:height="3.598cm" svg:x="3.642cm" svg:y="7.938cm">
          <text:p text:style-name="P12"><text:span text:style-name="T9">👉 步骤：完成接入</text:span><text:span text:style-name="T9">DeepSeek</text:span><text:span text:style-name="T9">代码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office:forms form:automatic-focus="false" form:apply-design-mode="false"/>
        <draw:frame draw:name="PlaceHolder 23" presentation:style-name="pr4" draw:text-style-name="P7" draw:layer="layout" svg:width="29.179cm" svg:height="3.143cm" svg:x="2.344cm" svg:y="2.463cm" presentation:class="title" presentation:user-transformed="true">
          <draw:text-box>
            <text:p text:style-name="P3"><text:span text:style-name="T8">🚀 </text:span><text:span text:style-name="T4">手动接入</text:span><text:span text:style-name="T4">DeepSeek</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1" draw:style-name="gr16" draw:text-style-name="P13" draw:layer="layout" svg:width="26.858cm" svg:height="3.598cm" svg:x="3.642cm" svg:y="7.938cm">
          <text:p text:style-name="P12"><text:span text:style-name="T9">👉 步骤：测试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14"><text:span text:style-name="T11">Thank You</text:span></text:p>
          </draw:text-box>
        </draw:frame>
        <draw:frame draw:name="Picture Placeholder 4" draw:style-name="gr17"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5"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fill-image draw:name="Shingle" xlink:href="Pictures/1000000000000008000000088693320A.png" xlink:type="simple" xlink:show="embed" xlink:actuate="onLoad"/>
    <draw:marker draw:name="Arrow" svg:viewBox="0 0 20 30" svg:d="M10 0l-10 30h20z"/>
    <draw:marker draw:name="线条箭头_20_1" draw:display-name="线条箭头 1" svg:viewBox="0 0 20 20" svg:d="M0 20l10-20 10 20z"/>
    <draw:marker draw:name="线条箭头_20_2" draw:display-name="线条箭头 2" svg:viewBox="0 0 20 20" svg:d="M0 20l10-20 10 20z"/>
    <draw:marker draw:name="线条箭头_20_3" draw:display-name="线条箭头 3" svg:viewBox="0 0 20 20" svg:d="M0 20l10-20 10 20z"/>
    <draw:marker draw:name="线条箭头_20_4" draw:display-name="线条箭头 4" svg:viewBox="0 0 20 20" svg:d="M0 20l10-20 10 20z"/>
    <draw:marker draw:name="线条箭头_20_6" draw:display-name="线条箭头 6" svg:viewBox="0 0 20 20" svg:d="M0 20l10-20 10 20z"/>
    <draw:stroke-dash draw:name="Dash_20_Dot_20_1" draw:display-name="Dash Dot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6cm 2.94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08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5cm 2.94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18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4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4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4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7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5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5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04cm" svg:y="5.7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8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2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3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8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4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1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3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9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3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3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4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4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6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18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1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7T01:53:56.569853300</dc:date>
    <meta:editing-cycles>314</meta:editing-cycles>
    <dc:title>.NET软件开发工程师AI进化课</dc:title>
    <meta:editing-duration>P1DT8H33M42S</meta:editing-duration>
    <meta:generator>LibreOffice/25.2.4.3$Windows_X86_64 LibreOffice_project/33e196637044ead23f5c3226cde09b47731f7e27</meta:generator>
    <meta:document-statistic meta:object-count="1204"/>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